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fo:language="en" fo:country="US" officeooo:rsid="001915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st_file_<text:span text:style-name="T1">2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3:00:08.158000000</meta:creation-date>
    <dc:date>2024-09-19T13:00:33.802000000</dc:date>
    <meta:editing-duration>PT7S</meta:editing-duration>
    <meta:editing-cycles>2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1" meta:word-count="1" meta:character-count="11" meta:non-whitespace-character-count="11"/>
  </office:meta>
</office:document-meta>
</file>